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947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b0825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1f5" officeooo:paragraph-rsid="0003a1f5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5a17d" officeooo:paragraph-rsid="0005a17d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6a514" officeooo:paragraph-rsid="0006a514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79fb9" officeooo:paragraph-rsid="00079fb9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b0825" officeooo:paragraph-rsid="000b0825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bb3e2" officeooo:paragraph-rsid="000bb3e2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bb3e2" officeooo:paragraph-rsid="000bb3e2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caf60" officeooo:paragraph-rsid="000caf60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0caf60" officeooo:paragraph-rsid="000b0825"/>
    </style:style>
    <style:style style:name="T1" style:family="text">
      <style:text-properties officeooo:rsid="0005a17d"/>
    </style:style>
    <style:style style:name="T2" style:family="text">
      <style:text-properties officeooo:rsid="000c4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 of Meeting <text:span text:style-name="T1">03/</text:span>2016</text:p>
      <text:p text:style-name="P1"/>
      <text:p text:style-name="P3"/>
      <text:p text:style-name="P4">Test sur une couche</text:p>
      <text:p text:style-name="P4">Voir pourquoi learning rate à 0</text:p>
      <text:p text:style-name="P4">Voir paramètre interne à chaque couche</text:p>
      <text:p text:style-name="P4">Plotter les couches intermédiaires avec python:import pylab import matplotlib</text:p>
      <text:p text:style-name="P4">Voir si loss moyennée avec eucliden loss</text:p>
      <text:p text:style-name="P4">Faire plot de l'erreur</text:p>
      <text:p text:style-name="P5">Lancer les apprentissages sur machine GTL</text:p>
      <text:p text:style-name="P6">taille images : 704x480</text:p>
      <text:p text:style-name="P6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4:32:41.250923777</meta:creation-date>
    <dc:date>2016-03-10T11:50:15.574008701</dc:date>
    <meta:editing-duration>PT22M4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50" meta:character-count="316" meta:non-whitespace-character-count="275"/>
  </office:meta>
</office:document-meta>
</file>